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C:Enterprise Development Tools</text:h>
      <text:section text:style-name="Sect1" text:name="__tp">
        <text:p text:style-name="P1">Руководство разработчика</text:p>
        <text:p text:style-name="P1">Издание 19.1 (30.06.2018)</text:p>
        <text:p text:style-name="Text_20_body">ООО «1С-Софт»</text:p>
        <text:p text:style-name="Preformatted_20_Text"><text:s text:c="2"/>Селезневская ул., 21</text:p>
        <text:p text:style-name="Preformatted_20_Text"><text:s text:c="2"/>Москва</text:p>
        <text:p text:style-name="Preformatted_20_Text"><text:s text:c="2"/></text:p>
        <text:p text:style-name="Preformatted_20_Text"><text:s text:c="2"/>Россия</text:p>
        <text:p text:style-name="P2"><text:s/></text:p>
        <text:p text:style-name="P1">телефон: +7 (495) 737-92-57</text:p>
        <text:p text:style-name="P1">факс: +7 (495) 681-44-07</text:p>
        <text:p text:style-name="P1"><text:a xlink:type="simple" xlink:href="mailto:1c@1c.ru" office:target-frame-name="_blank" xlink:show="new" text:style-name="Internet_20_link" text:visited-style-name="Visited_20_Internet_20_Link">1c@1c.ru</text:a></text:p>
        <text:p text:style-name="P1"><text:a xlink:type="simple" xlink:href="http://www.1c.ru/" office:target-frame-name="_blank" xlink:show="new" text:style-name="Internet_20_link" text:visited-style-name="Visited_20_Internet_20_Link">http://www.1c.ru</text:a></text:p>
        <text:p text:style-name="P1"><text:a xlink:type="simple" xlink:href="http://www.v8.1c.ru/" office:target-frame-name="_blank" xlink:show="new" text:style-name="Internet_20_link" text:visited-style-name="Visited_20_Internet_20_Link">http://www.v8.1c.ru</text:a></text:p>
        <text:p text:style-name="P1"><text:a xlink:type="simple" xlink:href="http://users.v8.1c.ru/" office:target-frame-name="_blank" xlink:show="new" text:style-name="Internet_20_link" text:visited-style-name="Visited_20_Internet_20_Link">http://users.v8.1c.ru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8:43:43.793850727</dc:date>
    <meta:editing-duration>PT1H25M28S</meta:editing-duration>
    <meta:editing-cycles>80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27" meta:character-count="249" meta:non-whitespace-character-count="226"/>
  </office:meta>
</office:document-meta>
</file>